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ViewUriTemplateTests.emptyRedirec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ViewUriTemplateTests.uriTemplateAndArray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UriTemplateTests.uriTemplateReuseCurrentReques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UriTemplateTests.uriTemplate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UriTemplateTests.uriTemplateWithObjec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ViewUriTemplateTests.uriTemplate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UriTemplateTests.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Uri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ViewUriTemplateTests.dontApplyUri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